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f945" style:font-weight-asian="bold" style:font-weight-complex="bold"/>
    </style:style>
    <style:style style:name="P2" style:family="paragraph" style:parent-style-name="Standard">
      <style:text-properties fo:font-weight="bold" officeooo:rsid="0003f945" officeooo:paragraph-rsid="00066c24" style:font-weight-asian="bold" style:font-weight-complex="bold"/>
    </style:style>
    <style:style style:name="P3" style:family="paragraph" style:parent-style-name="Standard">
      <style:text-properties fo:font-weight="bold" officeooo:rsid="0003f945" officeooo:paragraph-rsid="000af619" style:font-weight-asian="bold" style:font-weight-complex="bold"/>
    </style:style>
    <style:style style:name="P4" style:family="paragraph" style:parent-style-name="Standard">
      <style:text-properties fo:font-weight="bold" officeooo:rsid="0003f945" officeooo:paragraph-rsid="00067b00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66c24" officeooo:paragraph-rsid="00066c24" style:font-weight-asian="bold" style:font-weight-complex="bold"/>
    </style:style>
    <style:style style:name="P7" style:family="paragraph" style:parent-style-name="Standard">
      <style:text-properties fo:font-weight="bold" officeooo:rsid="00066c24" officeooo:paragraph-rsid="00086492" style:font-weight-asian="bold" style:font-weight-complex="bold"/>
    </style:style>
    <style:style style:name="P8" style:family="paragraph" style:parent-style-name="Standard">
      <style:text-properties fo:font-weight="bold" officeooo:rsid="00066c24" officeooo:paragraph-rsid="000af619" style:font-weight-asian="bold" style:font-weight-complex="bold"/>
    </style:style>
    <style:style style:name="P9" style:family="paragraph" style:parent-style-name="Standard">
      <style:text-properties fo:font-weight="bold" officeooo:rsid="00066c24" officeooo:paragraph-rsid="00067b00" style:font-weight-asian="bold" style:font-weight-complex="bold"/>
    </style:style>
    <style:style style:name="P10" style:family="paragraph" style:parent-style-name="Standard">
      <style:text-properties fo:font-weight="bold" officeooo:rsid="00066c24" officeooo:paragraph-rsid="0016fab7" style:font-weight-asian="bold" style:font-weight-complex="bold"/>
    </style:style>
    <style:style style:name="P11" style:family="paragraph" style:parent-style-name="Standard">
      <style:text-properties fo:font-weight="bold" officeooo:rsid="00066c24" officeooo:paragraph-rsid="0030cef8" style:font-weight-asian="bold" style:font-weight-complex="bold"/>
    </style:style>
    <style:style style:name="P12" style:family="paragraph" style:parent-style-name="Standard">
      <style:text-properties fo:font-weight="bold" officeooo:rsid="00066c24" officeooo:paragraph-rsid="0039c567" style:font-weight-asian="bold" style:font-weight-complex="bold"/>
    </style:style>
    <style:style style:name="P13" style:family="paragraph" style:parent-style-name="Standard">
      <style:text-properties fo:font-weight="bold" officeooo:rsid="00066c24" officeooo:paragraph-rsid="003ab95e" style:font-weight-asian="bold" style:font-weight-complex="bold"/>
    </style:style>
    <style:style style:name="P14" style:family="paragraph" style:parent-style-name="Standard">
      <style:text-properties fo:font-weight="bold" officeooo:rsid="00067b00" officeooo:paragraph-rsid="00067b00" style:font-weight-asian="bold" style:font-weight-complex="bold"/>
    </style:style>
    <style:style style:name="P15" style:family="paragraph" style:parent-style-name="Standard">
      <style:text-properties fo:font-weight="bold" officeooo:rsid="0029dafa" officeooo:paragraph-rsid="0029dafa" style:font-weight-asian="bold" style:font-weight-complex="bold"/>
    </style:style>
    <style:style style:name="P16" style:family="paragraph" style:parent-style-name="Standard">
      <style:text-properties fo:font-weight="bold" officeooo:rsid="002bd9db" officeooo:paragraph-rsid="003ab95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3f945" officeooo:paragraph-rsid="00066c24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3f945" officeooo:paragraph-rsid="000af619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3f945" officeooo:paragraph-rsid="0003f945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3ab95e" officeooo:paragraph-rsid="003ab95e" style:font-weight-asian="bold" style:font-weight-complex="bold"/>
    </style:style>
    <style:style style:name="P21" style:family="paragraph" style:parent-style-name="Standard">
      <style:text-properties fo:font-weight="bold" officeooo:rsid="0003f945" officeooo:paragraph-rsid="00066c24" style:font-weight-asian="bold" style:font-weight-complex="bold"/>
    </style:style>
    <style:style style:name="T1" style:family="text">
      <style:text-properties officeooo:rsid="00066c24"/>
    </style:style>
    <style:style style:name="T2" style:family="text">
      <style:text-properties officeooo:rsid="00067b00"/>
    </style:style>
    <style:style style:name="T3" style:family="text">
      <style:text-properties officeooo:rsid="0008649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67b00"/>
    </style:style>
    <style:style style:name="T6" style:family="text">
      <style:text-properties style:text-underline-style="solid" style:text-underline-width="auto" style:text-underline-color="font-color" officeooo:rsid="00086492"/>
    </style:style>
    <style:style style:name="T7" style:family="text">
      <style:text-properties style:text-underline-style="solid" style:text-underline-width="auto" style:text-underline-color="font-color" officeooo:rsid="003ab95e"/>
    </style:style>
    <style:style style:name="T8" style:family="text">
      <style:text-properties style:text-underline-style="solid" style:text-underline-width="auto" style:text-underline-color="font-color" officeooo:rsid="003dcfc3"/>
    </style:style>
    <style:style style:name="T9" style:family="text">
      <style:text-properties style:text-underline-style="solid" style:text-underline-width="auto" style:text-underline-color="font-color" officeooo:rsid="00066c24"/>
    </style:style>
    <style:style style:name="T10" style:family="text">
      <style:text-properties officeooo:rsid="00091bb0"/>
    </style:style>
    <style:style style:name="T11" style:family="text">
      <style:text-properties officeooo:rsid="000af619"/>
    </style:style>
    <style:style style:name="T12" style:family="text">
      <style:text-properties fo:font-size="15pt" officeooo:rsid="0016047a" style:font-size-asian="15pt" style:font-size-complex="15pt"/>
    </style:style>
    <style:style style:name="T13" style:family="text">
      <style:text-properties fo:font-size="15pt" officeooo:rsid="001d3a79" style:font-size-asian="15pt" style:font-size-complex="15pt"/>
    </style:style>
    <style:style style:name="T14" style:family="text">
      <style:text-properties fo:font-size="15pt" officeooo:rsid="0028af8a" style:font-size-asian="15pt" style:font-size-complex="15pt"/>
    </style:style>
    <style:style style:name="T15" style:family="text">
      <style:text-properties fo:font-size="15pt" officeooo:rsid="002d3e97" style:font-size-asian="15pt" style:font-size-complex="15pt"/>
    </style:style>
    <style:style style:name="T16" style:family="text">
      <style:text-properties fo:font-size="15pt" officeooo:rsid="0039c567" style:font-size-asian="15pt" style:font-size-complex="15pt"/>
    </style:style>
    <style:style style:name="T17" style:family="text">
      <style:text-properties officeooo:rsid="0014e359"/>
    </style:style>
    <style:style style:name="T18" style:family="text">
      <style:text-properties officeooo:rsid="0016fab7"/>
    </style:style>
    <style:style style:name="T19" style:family="text">
      <style:text-properties officeooo:rsid="001a9539"/>
    </style:style>
    <style:style style:name="T20" style:family="text">
      <style:text-properties officeooo:rsid="001bb740"/>
    </style:style>
    <style:style style:name="T21" style:family="text">
      <style:text-properties officeooo:rsid="00203189"/>
    </style:style>
    <style:style style:name="T22" style:family="text">
      <style:text-properties officeooo:rsid="00220f79"/>
    </style:style>
    <style:style style:name="T23" style:family="text">
      <style:text-properties officeooo:rsid="0029dafa"/>
    </style:style>
    <style:style style:name="T24" style:family="text">
      <style:text-properties officeooo:rsid="002a6bb0"/>
    </style:style>
    <style:style style:name="T25" style:family="text">
      <style:text-properties officeooo:rsid="002bd9db"/>
    </style:style>
    <style:style style:name="T26" style:family="text">
      <style:text-properties officeooo:rsid="002ef6de"/>
    </style:style>
    <style:style style:name="T27" style:family="text">
      <style:text-properties officeooo:rsid="0030cef8"/>
    </style:style>
    <style:style style:name="T28" style:family="text">
      <style:text-properties officeooo:rsid="0033d149"/>
    </style:style>
    <style:style style:name="T29" style:family="text">
      <style:text-properties officeooo:rsid="00379881"/>
    </style:style>
    <style:style style:name="T30" style:family="text">
      <style:text-properties officeooo:rsid="00380205"/>
    </style:style>
    <style:style style:name="T31" style:family="text">
      <style:text-properties officeooo:rsid="0039c567"/>
    </style:style>
    <style:style style:name="T32" style:family="text">
      <style:text-properties officeooo:rsid="003ab95e"/>
    </style:style>
    <style:style style:name="T33" style:family="text">
      <style:text-properties officeooo:rsid="003bfa9e"/>
    </style:style>
    <style:style style:name="T34" style:family="text">
      <style:text-properties officeooo:rsid="003c9035"/>
    </style:style>
    <style:style style:name="T35" style:family="text">
      <style:text-properties officeooo:rsid="003dcfc3"/>
    </style:style>
    <style:style style:name="T36" style:family="text">
      <style:text-properties officeooo:rsid="003ebb8e"/>
    </style:style>
    <style:style style:name="T37" style:family="text">
      <style:text-properties officeooo:rsid="00411240"/>
    </style:style>
    <style:style style:name="T38" style:family="text">
      <style:text-properties officeooo:rsid="00426610"/>
    </style:style>
    <style:style style:name="T39" style:family="text">
      <style:text-properties officeooo:rsid="00450285"/>
    </style:style>
    <style:style style:name="T40" style:family="text">
      <style:text-properties officeooo:rsid="004aabc7"/>
    </style:style>
    <style:style style:name="T41" style:family="text">
      <style:text-properties officeooo:rsid="004d3ac0"/>
    </style:style>
    <style:style style:name="T42" style:family="text">
      <style:text-properties officeooo:rsid="004f643a"/>
    </style:style>
    <style:style style:name="T43" style:family="text">
      <style:text-properties officeooo:rsid="00506c17"/>
    </style:style>
    <style:style style:name="T44" style:family="text">
      <style:text-properties officeooo:rsid="0051a5ba"/>
    </style:style>
    <style:style style:name="T45" style:family="text">
      <style:text-properties officeooo:rsid="00525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PARA, </text:span><text:span text:style-name="T13">VATANDAŞLIK VE </text:span><text:span text:style-name="T14">GÜVENLİK </text:span><text:span text:style-name="T15">(</text:span><text:span text:style-name="T16">BUNU HER YERE YAYIN</text:span><text:span text:style-name="T15">)</text:span></text:p>
      <text:p text:style-name="P1"/>
      <text:p text:style-name="P19"><text:tab/>“PART 1”<text:tab/><text:tab/></text:p>
      <text:p text:style-name="P20">Bütün ülkelerin devlet başkanları <text:span text:style-name="T36">ve milyonlarca insan</text:span> israil devleti tarafından kaçırıldı. Bir ülkeyi devlet başkanlarıyla beraber kurtarmanın ücreti kaç milyon dolar? <text:span text:style-name="T42">Çok kolay bir şekilde </text:span><text:span text:style-name="T43">özgür ve </text:span><text:span text:style-name="T42">zengin olabilirsiniz</text:span>. Bunun için şunu yapmanız gerekiyor. </text:p>
      <text:p text:style-name="P20"/>
      <text:p text:style-name="P7">Mossadın insanları götürdüğü <text:span text:style-name="T38">dünyadaki</text:span> <text:span text:style-name="T17">bütün </text:span>hapishanelerin koordinatları, </text:p>
      <text:p text:style-name="P7">Ordu<text:span text:style-name="T3">daki Önemli Konumlardaki </text:span><text:span text:style-name="T11">Estetik </text:span><text:span text:style-name="T3">Mossad Ajanları</text:span>, </text:p>
      <text:p text:style-name="P10">Meclis, <text:s text:c="4"/>Derin Devlet, <text:s text:c="5"/>Hakim, <text:s text:c="5"/>Savcı, <text:s text:c="4"/>Senatör <text:s/><text:span text:style-name="T18">ve</text:span> <text:s text:c="2"/>devlet<text:span text:style-name="T18">in diğer</text:span> kurumlarındaki </text:p>
      <text:p text:style-name="P11">estetik mossad ajanlarını <text:span text:style-name="T10">devletlerin orduları</text:span><text:span text:style-name="T11">na </text:span><text:span text:style-name="T27">para karşılığında</text:span> gizli bir şekilde görüşüp </text:p>
      <text:p text:style-name="P13">ihbar edin. <text:s/><text:span text:style-name="T39">Devletlere bunu deyin; </text:span>“<text:span text:style-name="T32">Sizin devletiniz bu şekilde işgal altındadır”.</text:span></text:p>
      <text:p text:style-name="P13"/>
      <text:p text:style-name="P16">Bu bütün devletler için geçerlidir.</text:p>
      <text:p text:style-name="P3"><text:tab/></text:p>
      <text:p text:style-name="P3"/>
      <text:p text:style-name="P18"><text:tab/>“PART <text:span text:style-name="T1">2</text:span>”<text:tab/><text:tab/></text:p>
      <text:p text:style-name="P2"/>
      <text:p text:style-name="P8">Mossadın <text:span text:style-name="T23">yeraltı </text:span>hapishanelerinin koordinatları<text:span text:style-name="T3">nı ihbar etmeniz</text:span> çok <text:span text:style-name="T3">fazla </text:span>para ed<text:span text:style-name="T3">iyor</text:span>. </text:p>
      <text:p text:style-name="P8"/>
      <text:p text:style-name="P8"><text:span text:style-name="T10">Devletlerin </text:span>Ordul<text:span text:style-name="T3">ar</text:span><text:span text:style-name="T10">ı</text:span> ile <text:span text:style-name="T30">10</text:span><text:span text:style-name="T10">0</text:span> milyon dolara <text:span text:style-name="T10">bile anlaşabilirsiniz</text:span>. <text:span text:style-name="T10">Size ne kadar para yetiyorsa o kadar para</text:span><text:span text:style-name="T35">ya o devletin ordusu ile anlaşın</text:span><text:span text:style-name="T10">. </text:span><text:span text:style-name="T41">Devletlerin </text:span><text:span text:style-name="T24">Ordu</text:span><text:span text:style-name="T41">su</text:span><text:span text:style-name="T24"> ile 600 milyon dolara anlaşan oldu.</text:span></text:p>
      <text:p text:style-name="P2"/>
      <text:p text:style-name="P18"><text:tab/>“PART <text:span text:style-name="T1">3</text:span>”<text:tab/><text:tab/></text:p>
      <text:p text:style-name="P2"/>
      <text:p text:style-name="P12">İhbarlarınızı ordular<text:span text:style-name="T19">ın mossad </text:span><text:span text:style-name="T22">ajanı</text:span><text:span text:style-name="T19"> olmayan rütbeli</text:span><text:span text:style-name="T37">(General etc.)</text:span><text:span text:style-name="T19"> kişiler</text:span><text:span text:style-name="T20">iy</text:span><text:span text:style-name="T19">le</text:span> gizli bir şekilde görüşüp yapın ve paranızı ordulardan eliniz ile alın. <text:span text:style-name="T31">Devletlerin orduları ile görüşün. Ordu ne yapacağını bilir. </text:span><text:span text:style-name="T40">O devletin </text:span><text:span text:style-name="T21">Ordu</text:span><text:span text:style-name="T40">su</text:span><text:span text:style-name="T21"> ile görüşüp i</text:span><text:span text:style-name="T20">hbar yapacağınız ana kadar ihbar konusunu düşünmeyin. </text:span><text:span text:style-name="T29">Başarılı olmanız için </text:span><text:span text:style-name="T37">güvenebileceğiniz ordudan iyi insanlar bulup görüşün</text:span><text:span text:style-name="T29">.</text:span></text:p>
      <text:p text:style-name="P6"/>
      <text:p text:style-name="P6"/>
      <text:p text:style-name="P2"><text:span text:style-name="T4"><text:tab/>“PART </text:span><text:span text:style-name="T9">4</text:span><text:span text:style-name="T4">”<text:tab/><text:tab/></text:span></text:p>
      <text:p text:style-name="P15">Mossad sizin üstünüzde planlar yapmış. Mossad birinizi kaçırırsa o ailedeki herkesi kaçırıyor. <text:span text:style-name="T25">Bu mossadın sizin üstünüzdeki planlarından sadece 1 tanesidir. </text:span><text:span text:style-name="T27">Mehdi kaçırılan herkesi kurudu. </text:span><text:span text:style-name="T28">Mossadın sizi kaçırmasından </text:span><text:span text:style-name="T33">bu yüzden </text:span><text:span text:style-name="T28">korkmayın. </text:span></text:p>
      <text:p text:style-name="P6"/>
      <text:p text:style-name="P6"/>
      <text:p text:style-name="P17"><text:tab/>“PART <text:span text:style-name="T1">5</text:span>”<text:tab/><text:tab/></text:p>
      <text:p text:style-name="P2"/>
      <text:p text:style-name="P12">Devletlerin ordularıyla görüşü<text:span text:style-name="T2">p bu ordulardan</text:span> para, güvenlik ve vatandaşlık <text:span text:style-name="T34">üzerine anlaşın</text:span>. <text:span text:style-name="T2">Bu fırsat bir daha elinize geçme</text:span><text:span text:style-name="T19">yecek</text:span><text:span text:style-name="T2">. </text:span><text:span text:style-name="T7">Bir ülkeyi kurtara</text:span><text:span text:style-name="T8">cak</text:span><text:span text:style-name="T5"> ihbar</text:span><text:span text:style-name="T8">lar yaptığınız için</text:span><text:span text:style-name="T5"> kimse sizin </text:span><text:span text:style-name="T6">ya da Ailenizin </text:span><text:span text:style-name="T5">ne </text:span><text:span text:style-name="T6">suç işlediğini</text:span><text:span text:style-name="T5"> umursamayacak. </text:span><text:span text:style-name="T2">Çünkü </text:span><text:span text:style-name="T35">Devlet Başkanları</text:span><text:span text:style-name="T44">nı ya da O ülkenin </text:span><text:span text:style-name="T45">vatandaşlarıyla</text:span><text:span text:style-name="T35"> beraber D</text:span><text:span text:style-name="T2">evletlerini </text:span><text:span text:style-name="T44">işgal altından </text:span><text:span text:style-name="T2">kurtarıyorsunuz. </text:span><text:span text:style-name="T10">Devletlerin orduları bun</text:span><text:span text:style-name="T26">lar</text:span><text:span text:style-name="T10">dan dolayı size çok fazla </text:span><text:span text:style-name="T20">destek ve</text:span><text:span text:style-name="T10"> para verecekler. </text:span><text:span text:style-name="T25">Siz bunu anlamıyor musunuz!</text:span></text:p>
      <text:p text:style-name="P9"/>
      <text:p text:style-name="P9"/>
      <text:p text:style-name="P4"><text:span text:style-name="T4"><text:tab/>“PART </text:span><text:span text:style-name="T5">6</text:span><text:span text:style-name="T4">”<text:tab/><text:tab/></text:span></text:p>
      <text:p text:style-name="P14"><text:span text:style-name="T25">Devletler</text:span> şuan estetik <text:span text:style-name="T25">israil devletinin</text:span> ajanları tarafından işgal altında olduğu için sizin bu ihbarlarınızdan dolayı devletler size çok <text:span text:style-name="T25">fazla</text:span> destek verecekler. Bu ihbarları yaparsanız kimse sizin ya da ailenizin <text:span text:style-name="T3">ne</text:span> suç işlediğini umursamayacak. <text:span text:style-name="T23">Siz bunu anlamıyor musunuz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1:11:45.117961944</meta:creation-date>
    <dc:date>2022-06-08T08:47:38.982974673</dc:date>
    <meta:editing-duration>PT1H42M20S</meta:editing-duration>
    <meta:editing-cycles>59</meta:editing-cycles>
    <meta:generator>LibreOffice/7.2.6.2$Linux_X86_64 LibreOffice_project/20$Build-2</meta:generator>
    <meta:document-statistic meta:table-count="0" meta:image-count="0" meta:object-count="0" meta:page-count="1" meta:paragraph-count="21" meta:word-count="318" meta:character-count="2439" meta:non-whitespace-character-count="2093"/>
  </office:meta>
</office:document-meta>
</file>